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ormale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1.25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3465a4" draw:marker-end="Estremità_20_linea_20_9" draw:marker-end-width="0.3cm" draw:fill="none" draw:fill-color="#ffff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104cm" fo:min-width="0.38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 draw:fill-color="#ffff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4.25cm" svg:height="0.564cm" svg:x="2cm" svg:y="3.85cm">
          <draw:text-box>
            <text:p>Input Stream</text:p>
          </draw:text-box>
        </draw:frame>
        <draw:g>
          <draw:custom-shape draw:style-name="gr2" draw:text-style-name="P2" draw:layer="layout" svg:width="2cm" svg:height="0.5cm" svg:x="5.25cm" svg:y="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3" draw:text-style-name="P3" draw:layer="layout" svg:width="0.25cm" svg:height="0.25cm" svg:x="5.5cm" svg:y="2.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5.75cm" svg:y="2.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6cm" svg:y="2.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6.25cm" svg:y="2.7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" draw:text-style-name="P1" draw:layer="layout" svg:width="4.25cm" svg:height="0.564cm" svg:x="4cm" svg:y="3.1cm">
          <draw:text-box>
            <text:p>Channel 1</text:p>
          </draw:text-box>
        </draw:frame>
        <draw:line draw:style-name="gr4" draw:text-style-name="P4" draw:layer="layout" svg:x1="5.25cm" svg:y1="2.75cm" svg:x2="5.25cm" svg:y2="5cm">
          <text:p/>
        </draw:line>
        <draw:g>
          <draw:custom-shape draw:style-name="gr2" draw:text-style-name="P2" draw:layer="layout" svg:width="2cm" svg:height="0.5cm" svg:x="7.25cm" svg:y="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3" draw:text-style-name="P3" draw:layer="layout" svg:width="0.25cm" svg:height="0.25cm" svg:x="7.5cm" svg:y="2.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7.75cm" svg:y="2.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8cm" svg:y="2.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8.25cm" svg:y="2.7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2cm" svg:height="0.5cm" svg:x="3.25cm" svg:y="3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3" draw:text-style-name="P3" draw:layer="layout" svg:width="0.25cm" svg:height="0.25cm" svg:x="3.5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3.75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4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4.25cm" svg:y="3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2cm" svg:height="0.5cm" svg:x="5.25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3" draw:text-style-name="P3" draw:layer="layout" svg:width="0.25cm" svg:height="0.25cm" svg:x="5.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5.7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5cm" svg:height="0.25cm" svg:x="6.25cm" svg:y="4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5" draw:text-style-name="P1" draw:layer="layout" svg:width="4.25cm" svg:height="0.5cm" svg:x="4cm" svg:y="4.35cm">
          <draw:text-box>
            <text:p>Channel 2</text:p>
          </draw:text-box>
        </draw:frame>
        <draw:line draw:style-name="gr6" draw:text-style-name="P5" draw:layer="layout" svg:x1="7.25cm" svg:y1="2.75cm" svg:x2="7.25cm" svg:y2="3.75cm">
          <text:p/>
        </draw:line>
        <draw:line draw:style-name="gr6" draw:text-style-name="P5" draw:layer="layout" svg:x1="7.25cm" svg:y1="4cm" svg:x2="7.25cm" svg:y2="5cm">
          <text:p/>
        </draw:line>
        <draw:frame draw:style-name="gr5" draw:text-style-name="P1" draw:layer="layout" svg:width="4.25cm" svg:height="0.5cm" svg:x="6.25cm" svg:y="3.1cm">
          <draw:text-box>
            <text:p>Output Stream 1</text:p>
          </draw:text-box>
        </draw:frame>
        <draw:custom-shape draw:style-name="gr7" draw:text-style-name="P2" draw:layer="layout" svg:width="1.25cm" svg:height="0.5cm" svg:x="2cm" svg:y="3.5cm">
          <text:p text:style-name="P2">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5cm" svg:height="0.5cm" svg:x="9.25cm" svg:y="2.75cm">
          <text:p text:style-name="P2">D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5cm" svg:height="0.5cm" svg:x="7.25cm" svg:y="4cm">
          <text:p text:style-name="P2">D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ormale" style:font-family-generic="roman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9" draw:display-name="Estremità line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family="'Times New Roman'" style:font-style-name="Normale" style:font-family-generic="roman" fo:font-size="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6:48:12.222228014</meta:creation-date>
    <dc:date>2023-10-12T23:05:00.511536556</dc:date>
    <meta:editing-duration>PT45M36S</meta:editing-duration>
    <meta:editing-cycles>5</meta:editing-cycles>
    <meta:generator>LibreOffice/7.3.7.2$Linux_X86_64 LibreOffice_project/30$Build-2</meta:generator>
    <meta:document-statistic meta:object-count="38"/>
  </office:meta>
</office:document-meta>
</file>